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870fe" officeooo:paragraph-rsid="000870fe"/>
    </style:style>
    <style:style style:name="P2" style:family="paragraph" style:parent-style-name="Standard">
      <style:text-properties officeooo:rsid="00099236" officeooo:paragraph-rsid="00099236"/>
    </style:style>
    <style:style style:name="P3" style:family="paragraph" style:parent-style-name="Standard">
      <style:text-properties officeooo:rsid="000ed63d" officeooo:paragraph-rsid="000ed63d"/>
    </style:style>
    <style:style style:name="T1" style:family="text">
      <style:text-properties officeooo:rsid="000e14e9"/>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1: This one was with rho = 10, and with a smaller spawn area. </text:p>
      <text:p text:style-name="P1">A2: This one was done without considering any circle of vision (equivalent to a circle with infinite radius, rho = \infty). The results indicate that the agents on the convex hull don’t move for some reason. </text:p>
      <text:p text:style-name="P1"/>
      <text:p text:style-name="P2">B1 and B2: These both come from a version where we don’t care about circle of vision. We’ve also added some code that uses the voronoi cells package to cross check our area calculations. They seem to match up (errors are bigger than eps, but pretty trivial nonetheless). <text:span text:style-name="T1">To clarify, they are the initialised state of the model.</text:span></text:p>
      <text:p text:style-name="P2"/>
      <text:p text:style-name="P3">B3: Ignore circle of vision. Cross checking of areas. All checks clear, indicate high convergence of our half plane code calculations and Voronoi package. However, we see that points on the convex hull display little movement.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AU"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AU"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0-10T19:13:14.205675283</meta:creation-date>
    <meta:generator>LibreOffice/7.3.5.2$Linux_X86_64 LibreOffice_project/30$Build-2</meta:generator>
    <dc:date>2022-10-11T09:56:03.192634303</dc:date>
    <meta:editing-duration>PT10M46S</meta:editing-duration>
    <meta:editing-cycles>4</meta:editing-cycles>
    <meta:document-statistic meta:table-count="0" meta:image-count="0" meta:object-count="0" meta:page-count="1" meta:paragraph-count="4" meta:word-count="144" meta:character-count="825" meta:non-whitespace-character-count="682"/>
  </office:meta>
</office:document-meta>
</file>